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3a770" officeooo:paragraph-rsid="0013a770"/>
    </style:style>
    <style:style style:name="P2" style:family="paragraph" style:parent-style-name="Heading_20_3">
      <style:text-properties officeooo:rsid="001cb7df" officeooo:paragraph-rsid="001cb7df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rsid="00150d59" officeooo:paragraph-rsid="00150d59"/>
    </style:style>
    <style:style style:name="P5" style:family="paragraph" style:parent-style-name="Standard" style:list-style-name="L1">
      <style:text-properties officeooo:rsid="00165271" officeooo:paragraph-rsid="00165271"/>
    </style:style>
    <style:style style:name="P6" style:family="paragraph" style:parent-style-name="Standard">
      <style:text-properties officeooo:rsid="00165271" officeooo:paragraph-rsid="00165271"/>
    </style:style>
    <style:style style:name="P7" style:family="paragraph" style:parent-style-name="Standard" style:list-style-name="L1">
      <style:text-properties officeooo:rsid="0016bfce" officeooo:paragraph-rsid="0016bfce"/>
    </style:style>
    <style:style style:name="P8" style:family="paragraph" style:parent-style-name="Standard">
      <style:text-properties officeooo:rsid="0016bfce" officeooo:paragraph-rsid="0016bfce"/>
    </style:style>
    <style:style style:name="P9" style:family="paragraph" style:parent-style-name="Standard" style:list-style-name="L2">
      <style:text-properties officeooo:rsid="0016bfce" officeooo:paragraph-rsid="0016bfce"/>
    </style:style>
    <style:style style:name="P10" style:family="paragraph" style:parent-style-name="Standard" style:list-style-name="L3">
      <style:text-properties officeooo:rsid="0016bfce" officeooo:paragraph-rsid="0019f859"/>
    </style:style>
    <style:style style:name="P11" style:family="paragraph" style:parent-style-name="Standard" style:list-style-name="L5">
      <style:text-properties officeooo:rsid="0016bfce" officeooo:paragraph-rsid="001f2cab"/>
    </style:style>
    <style:style style:name="P12" style:family="paragraph" style:parent-style-name="Standard">
      <style:text-properties officeooo:rsid="0016bfce" officeooo:paragraph-rsid="0019f859"/>
    </style:style>
    <style:style style:name="P13" style:family="paragraph" style:parent-style-name="Standard" style:list-style-name="L1">
      <style:text-properties officeooo:rsid="00183380" officeooo:paragraph-rsid="00183380"/>
    </style:style>
    <style:style style:name="P14" style:family="paragraph" style:parent-style-name="Standard" style:list-style-name="L3">
      <style:text-properties officeooo:rsid="00183380" officeooo:paragraph-rsid="00183380"/>
    </style:style>
    <style:style style:name="P15" style:family="paragraph" style:parent-style-name="Standard" style:list-style-name="L3">
      <style:text-properties officeooo:rsid="00183380" officeooo:paragraph-rsid="0019f859"/>
    </style:style>
    <style:style style:name="P16" style:family="paragraph" style:parent-style-name="Standard" style:list-style-name="L3">
      <style:text-properties officeooo:rsid="0019f859" officeooo:paragraph-rsid="0019f859"/>
    </style:style>
    <style:style style:name="P17" style:family="paragraph" style:parent-style-name="Standard" style:list-style-name="L1">
      <style:text-properties fo:font-weight="bold" officeooo:rsid="00165271" officeooo:paragraph-rsid="00165271" style:font-weight-asian="bold" style:font-weight-complex="bold"/>
    </style:style>
    <style:style style:name="P18" style:family="paragraph" style:parent-style-name="Standard" style:list-style-name="L3">
      <style:text-properties officeooo:rsid="001ca0f3" officeooo:paragraph-rsid="001ca0f3"/>
    </style:style>
    <style:style style:name="P19" style:family="paragraph" style:parent-style-name="Standard" style:list-style-name="L5">
      <style:text-properties officeooo:rsid="001cb7df" officeooo:paragraph-rsid="001cb7df"/>
    </style:style>
    <style:style style:name="P20" style:family="paragraph" style:parent-style-name="Standard" style:list-style-name="L5">
      <style:text-properties officeooo:rsid="001d24c2" officeooo:paragraph-rsid="001d24c2"/>
    </style:style>
    <style:style style:name="P21" style:family="paragraph" style:parent-style-name="Standard" style:list-style-name="L5">
      <style:text-properties style:text-line-through-style="solid" style:text-line-through-type="single" officeooo:rsid="001d24c2" officeooo:paragraph-rsid="001d24c2"/>
    </style:style>
    <style:style style:name="P22" style:family="paragraph" style:parent-style-name="Standard" style:list-style-name="L5">
      <style:text-properties officeooo:rsid="001df661" officeooo:paragraph-rsid="001df661"/>
    </style:style>
    <style:style style:name="P23" style:family="paragraph" style:parent-style-name="Standard" style:list-style-name="L5">
      <style:text-properties officeooo:rsid="001f2cab" officeooo:paragraph-rsid="001f2cab"/>
    </style:style>
    <style:style style:name="P24" style:family="paragraph" style:parent-style-name="Standard" style:list-style-name="L2">
      <style:text-properties officeooo:rsid="002109b7" officeooo:paragraph-rsid="002109b7"/>
    </style:style>
    <style:style style:name="P25" style:family="paragraph" style:parent-style-name="Standard">
      <style:text-properties officeooo:rsid="002109b7" officeooo:paragraph-rsid="002109b7"/>
    </style:style>
    <style:style style:name="P26" style:family="paragraph" style:parent-style-name="Standard" style:list-style-name="L6">
      <style:text-properties officeooo:rsid="002109b7" officeooo:paragraph-rsid="002109b7"/>
    </style:style>
    <style:style style:name="P27" style:family="paragraph" style:parent-style-name="Text_20_body" style:list-style-name="L5">
      <style:paragraph-properties fo:line-height="115%"/>
      <style:text-properties officeooo:rsid="002c114c" officeooo:paragraph-rsid="002198bf"/>
    </style:style>
    <style:style style:name="T1" style:family="text">
      <style:text-properties officeooo:rsid="00150d59"/>
    </style:style>
    <style:style style:name="T2" style:family="text">
      <style:text-properties officeooo:rsid="00165271"/>
    </style:style>
    <style:style style:name="T3" style:family="text">
      <style:text-properties officeooo:rsid="0019f85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ca0f3"/>
    </style:style>
    <style:style style:name="T6" style:family="text">
      <style:text-properties officeooo:rsid="002109b7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Rakennesuunnitelma</text:h>
      <text:list xml:id="list3459401566" text:style-name="L1">
        <text:list-item>
          <text:p text:style-name="P3">Ongelma, <text:span text:style-name="T1">motivaatio, iso kysymys</text:span>:</text:p>
          <text:list>
            <text:list-item>
              <text:p text:style-name="P4">solar <text:span text:style-name="T2">irradiance/energy </text:span>fluctuates</text:p>
            </text:list-item>
            <text:list-item>
              <text:p text:style-name="P5">solar energy usage would help with renewable energy change, but fluctuations hinder use.</text:p>
            </text:list-item>
            <text:list-item>
              <text:p text:style-name="P17">Can we forecast solar irradiance/energy fluctuations? </text:p>
            </text:list-item>
          </text:list>
        </text:list-item>
        <text:list-item>
          <text:p text:style-name="P5">Approach:</text:p>
          <text:list>
            <text:list-item>
              <text:p text:style-name="P5">what is:</text:p>
              <text:list>
                <text:list-item>
                  <text:p text:style-name="P5">we try to forecast irrad/energy</text:p>
                </text:list-item>
                <text:list-item>
                  <text:p text:style-name="P7">satellite and nwp and ai</text:p>
                </text:list-item>
              </text:list>
            </text:list-item>
            <text:list-item>
              <text:p text:style-name="P5">Motivation (why?):</text:p>
              <text:list>
                <text:list-item>
                  <text:p text:style-name="P7">building a system with our specs shows whether it works</text:p>
                </text:list-item>
                <text:list-item>
                  <text:p text:style-name="P7">satellite reliable, nwp only next day.</text:p>
                </text:list-item>
              </text:list>
            </text:list-item>
          </text:list>
        </text:list-item>
        <text:list-item>
          <text:p text:style-name="P13">Significance</text:p>
          <text:list>
            <text:list-item>
              <text:p text:style-name="P13">grid problems, forecasting energy helps</text:p>
            </text:list-item>
            <text:list-item>
              <text:p text:style-name="P13">change to renewables, climate change</text:p>
            </text:list-item>
            <text:list-item>
              <text:p text:style-name="P13">high lat, no others, still needed, own problems.</text:p>
            </text:list-item>
          </text:list>
        </text:list-item>
        <text:list-item>
          <text:p text:style-name="P7">Aims of this thesis</text:p>
          <text:list>
            <text:list-item>
              <text:p text:style-name="P7">can GHI be accurately forecasted with sat based mtehods in high latittudes</text:p>
            </text:list-item>
            <text:list-item>
              <text:p text:style-name="P7">what about nwp methods, and how do these compare</text:p>
            </text:list-item>
            <text:list-item>
              <text:p text:style-name="P7">what about pv forecasting, with ml?</text:p>
            </text:list-item>
          </text:list>
        </text:list-item>
      </text:list>
      <text:p text:style-name="P8"/>
      <text:list xml:id="list3990145136" text:style-name="L3">
        <text:list-item>
          <text:p text:style-name="P14">Catch in bit: change to renewables, but solar problematic. High lat works, but solar has its own problems. Fluctuates, grid problems, needs prdiction. <text:span text:style-name="T4">Can we predict it?</text:span></text:p>
        </text:list-item>
        <text:list-item>
          <text:p text:style-name="P14">SE background, significance</text:p>
          <text:list>
            <text:list-item>
              <text:p text:style-name="P14">energy crisis</text:p>
            </text:list-item>
            <text:list-item>
              <text:p text:style-name="P14">solar energy as climate action</text:p>
            </text:list-item>
            <text:list-item>
              <text:p text:style-name="P14">renewable plans for finland</text:p>
            </text:list-item>
            <text:list-item>
              <text:p text:style-name="P16">solar energy in high lats</text:p>
            </text:list-item>
          </text:list>
        </text:list-item>
        <text:list-item>
          <text:p text:style-name="P16">need for forecasts</text:p>
          <text:list>
            <text:list-item>
              <text:p text:style-name="P14">grid problems</text:p>
            </text:list-item>
            <text:list-item>
              <text:p text:style-name="P15">grid solutions – forecasting <text:span text:style-name="T3">helps</text:span></text:p>
            </text:list-item>
            <text:list-item>
              <text:p text:style-name="P15"><text:span text:style-name="T3">and </text:span>enables growth</text:p>
            </text:list-item>
            <text:list-item>
              <text:p text:style-name="P16">high latitude problems, no solutions</text:p>
            </text:list-item>
          </text:list>
        </text:list-item>
        <text:list-item>
          <text:p text:style-name="P15">solar irradiance &amp; forecasting background</text:p>
          <text:list>
            <text:list-item>
              <text:p text:style-name="P14">irradiance fluctuation – energy fluctuation</text:p>
            </text:list-item>
            <text:list-item>
              <text:p text:style-name="P14">forecasting irradiance = forecasting clouds + areosols</text:p>
            </text:list-item>
            <text:list-item>
              <text:p text:style-name="P14">can forecast with various methods</text:p>
            </text:list-item>
          </text:list>
        </text:list-item>
        <text:list-item>
          <text:p text:style-name="P14">our solution, why</text:p>
          <text:list>
            <text:list-item>
              <text:p text:style-name="P18">we try to make forecast systems for high lat, to see if works.</text:p>
            </text:list-item>
            <text:list-item>
              <text:p text:style-name="P14">we have used… <text:span text:style-name="T5">because</text:span></text:p>
            </text:list-item>
            <text:list-item>
              <text:p text:style-name="P18">briefly but clearly our framework (rajaukset)</text:p>
            </text:list-item>
          </text:list>
        </text:list-item>
        <text:list-item>
          <text:p text:style-name="P14">specific aims</text:p>
          <text:list>
            <text:list-item>
              <text:p text:style-name="P10">can GHI be accurately forecasted with sat based mtehods in high latittudes</text:p>
            </text:list-item>
            <text:list-item>
              <text:p text:style-name="P10">what about nwp methods, and how do these compare</text:p>
            </text:list-item>
            <text:list-item>
              <text:p text:style-name="P10">what about pv forecasting, with ml?</text:p>
            </text:list-item>
          </text:list>
        </text:list-item>
      </text:list>
      <text:p text:style-name="P12"/>
      <text:p text:style-name="P25">Notes</text:p>
      <text:list xml:id="list4222723343" text:style-name="L6">
        <text:list-item>
          <text:p text:style-name="P26">voisi vähän laventaa kysymystä. Nyt kysymyksestä käy rajauskin ilmi.</text:p>
        </text:list-item>
        <text:list-item>
          <text:p text:style-name="P26"/>
        </text:list-item>
      </text:list>
      <text:p text:style-name="P8"/>
      <text:p text:style-name="P8"><text:soft-page-break/>Discu: <text:span text:style-name="T5">(not to be included in intro.)</text:span></text:p>
      <text:list xml:id="list1946702399" text:style-name="L2">
        <text:list-item>
          <text:p text:style-name="P9">restrictions</text:p>
          <text:list>
            <text:list-item>
              <text:p text:style-name="P24">mainly irrad, not really pv power</text:p>
            </text:list-item>
            <text:list-item>
              <text:p text:style-name="P9">only geostat, not polar.</text:p>
            </text:list-item>
            <text:list-item>
              <text:p text:style-name="P24">Lots of restrictions with sat</text:p>
            </text:list-item>
            <text:list-item>
              <text:p text:style-name="P9">Only meps and mnwc, not others <text:span text:style-name="T6">only operational.</text:span></text:p>
            </text:list-item>
            <text:list-item>
              <text:p text:style-name="P9">only fin swe.</text:p>
            </text:list-item>
            <text:list-item>
              <text:p text:style-name="P9">Only point measuremetns.</text:p>
            </text:list-item>
            <text:list-item>
              <text:p text:style-name="P9">Mostly irrad not energy</text:p>
            </text:list-item>
            <text:list-item>
              <text:p text:style-name="P9">not ai really.</text:p>
            </text:list-item>
            <text:list-item>
              <text:p text:style-name="P9">Not more sophisticated, just simple. Using already existing methods.</text:p>
            </text:list-item>
          </text:list>
        </text:list-item>
      </text:list>
      <text:p text:style-name="P6"/>
      <text:h text:style-name="P2" text:outline-level="3">Full structure</text:h>
      <text:list xml:id="list1859320689" text:style-name="L5">
        <text:list-item>
          <text:p text:style-name="P19">Catch-in paragraph: Quick motivation, big picture and our main question.</text:p>
          <text:list>
            <text:list-item>
              <text:p text:style-name="P19">World changing to renewables, solar large part.</text:p>
            </text:list-item>
            <text:list-item>
              <text:p text:style-name="P19">Solar is part of this change in high lat also.</text:p>
            </text:list-item>
            <text:list-item>
              <text:p text:style-name="P19">Solar energy is difficult to use large scale because of fluctuations, cause grid issues.</text:p>
            </text:list-item>
            <text:list-item>
              <text:p text:style-name="P19">Particularly in changing weather conditions, (which prevalent in high lat. + other high lat problems.)</text:p>
            </text:list-item>
            <text:list-item>
              <text:p text:style-name="P19">To ease problems, prediction helps. Can we forecast SE?</text:p>
            </text:list-item>
          </text:list>
        </text:list-item>
        <text:list-item>
          <text:p text:style-name="P20">Solar energy bacground</text:p>
          <text:list>
            <text:list-item>
              <text:p text:style-name="P20">renewable transition with the climate change framework</text:p>
            </text:list-item>
            <text:list-item>
              <text:p text:style-name="P20">solar energy is a clean energy source, becoming quite cheap and widely used</text:p>
            </text:list-item>
            <text:list-item>
              <text:p text:style-name="P20">renewable/climate plans for finland/nordic</text:p>
            </text:list-item>
            <text:list-item>
              <text:p text:style-name="P20">solar energy use in high latitudes, fi/nordic. Trading in good running.</text:p>
            </text:list-item>
          </text:list>
        </text:list-item>
        <text:list-item>
          <text:p text:style-name="P20">Challenges with solar</text:p>
          <text:list>
            <text:list-item>
              <text:p text:style-name="P20">solar energy fluctates, is hard to use large scale</text:p>
            </text:list-item>
            <text:list-item>
              <text:p text:style-name="P21">particulatly in varied climate</text:p>
            </text:list-item>
            <text:list-item>
              <text:p text:style-name="P20">fluctuation is problem with grid integration</text:p>
            </text:list-item>
            <text:list-item>
              <text:p text:style-name="P20">leads to losses, trading issues, instability</text:p>
            </text:list-item>
            <text:list-item>
              <text:p text:style-name="P20">forecasting is used to control and manage, trade, plan. Saves money – enables use.</text:p>
            </text:list-item>
            <text:list-item>
              <text:p text:style-name="P20">High lat particulatly varied cliamte, low irrad conditions- challenging set.</text:p>
            </text:list-item>
            <text:list-item>
              <text:p text:style-name="P20">And little forecasting backgroudn</text:p>
            </text:list-item>
            <text:list-item>
              <text:p text:style-name="P20">Forecasting is essential for high lat, and with growing use.</text:p>
            </text:list-item>
          </text:list>
        </text:list-item>
        <text:list-item>
          <text:p text:style-name="P20">Forecasting solar e</text:p>
          <text:list>
            <text:list-item>
              <text:p text:style-name="P20">solar e = solar I. </text:p>
            </text:list-item>
            <text:list-item>
              <text:p text:style-name="P20">fluctuation in e caused by fluctuation in irrad.</text:p>
            </text:list-item>
            <text:list-item>
              <text:p text:style-name="P20">How irrad comes through atmo</text:p>
            </text:list-item>
            <text:list-item>
              <text:p text:style-name="P22">fluctuations in scale</text:p>
            </text:list-item>
            <text:list-item>
              <text:p text:style-name="P20">therefore clouds are a main factor here</text:p>
            </text:list-item>
            <text:list-item>
              <text:p text:style-name="P20">forecasting clouds main here</text:p>
            </text:list-item>
            <text:list-item>
              <text:p text:style-name="P20">various methods</text:p>
            </text:list-item>
            <text:list-item>
              <text:p text:style-name="P20">satellite, nwp</text:p>
            </text:list-item>
            <text:list-item>
              <text:p text:style-name="P20">high lat specifics? </text:p>
            </text:list-item>
          </text:list>
        </text:list-item>
        <text:list-item>
          <text:p text:style-name="P20">Out solutions and approach.</text:p>
          <text:list>
            <text:list-item>
              <text:p text:style-name="P23">To know wheter forecasting works for high lat, we try to make forecasts</text:p>
            </text:list-item>
            <text:list-item>
              <text:p text:style-name="P23">and we validate them, and compare</text:p>
            </text:list-item>
            <text:list-item>
              <text:p text:style-name="P23">we have used sat, has potential, and nwp, is available.</text:p>
            </text:list-item>
            <text:list-item>
              <text:p text:style-name="P23">Rajaukset.</text:p>
            </text:list-item>
          </text:list>
        </text:list-item>
        <text:list-item>
          <text:p text:style-name="P23">Specific aims.</text:p>
          <text:list>
            <text:list-item>
              <text:p text:style-name="P11">can GHI be accurately forecasted with sat based mtehods in high latittudes</text:p>
            </text:list-item>
            <text:list-item>
              <text:p text:style-name="P11"><text:soft-page-break/>what about nwp methods, and how do these compare</text:p>
            </text:list-item>
            <text:list-item>
              <text:p text:style-name="P11">what about pv forecasting, with ml?</text:p>
              <text:p text:style-name="P20"/>
            </text:list-item>
          </text:list>
        </text:list-item>
      </text:list>
      <text:p text:style-name="P6"/>
      <text:p text:style-name="P6"/>
      <text:list xml:id="list170432327017055" text:continue-list="list1859320689" text:style-name="L5">
        <text:list-item text:start-value="1">
          <text:p text:style-name="P27">Can irrad be forecasted in high lat with satellite-based methods?</text:p>
          <text:list>
            <text:list-item>
              <text:p text:style-name="P27">Is the algorithm we have selected ok generally for estimating? (Paper I)</text:p>
            </text:list-item>
            <text:list-item>
              <text:p text:style-name="P27">Can the algorithm be used as a base, combined with CS, in fin? (Paper II)</text:p>
            </text:list-item>
            <text:list-item>
              <text:p text:style-name="P27">Can the estimate be made into forecasts with sat in fi? (Paper II)</text:p>
            </text:list-item>
          </text:list>
        </text:list-item>
        <text:list-item>
          <text:p text:style-name="P27">Can irrad be forecasted in high lat with NWP-based methods? How do they compare to the satellte-based methods?</text:p>
          <text:list>
            <text:list-item>
              <text:p text:style-name="P27">Operational MEPS and MNWC in GHI forecasting, do they work? How do they compare to each other, time wise and to the sat model? (Paper III)</text:p>
            </text:list-item>
            <text:list-item>
              <text:p text:style-name="P27">MEPS as a component in Hermans model. Is it ok? Also MEPS as a part of a forecast. (Paper IV)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09:10:51.062195348</meta:creation-date>
    <meta:generator>LibreOffice/7.3.7.2$Linux_X86_64 LibreOffice_project/30$Build-2</meta:generator>
    <dc:date>2022-11-25T17:04:31.724528706</dc:date>
    <meta:editing-duration>PT2H6M32S</meta:editing-duration>
    <meta:editing-cycles>7</meta:editing-cycles>
    <meta:document-statistic meta:table-count="0" meta:image-count="0" meta:object-count="0" meta:page-count="3" meta:paragraph-count="104" meta:word-count="799" meta:character-count="4547" meta:non-whitespace-character-count="3945"/>
  </office:meta>
</office:document-meta>
</file>